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automatic-styles>
    <style:style style:family="text" style:name="a5ccd39">
      <style:text-properties style:text-position="sub"/>
    </style:style>
    <style:style style:family="text" style:name="aca4de9">
      <style:text-properties fo:color="#800000" style:text-position="sub" xlink:href="http://www.spiegel.de/"/>
    </style:style>
    <style:style style:family="text" style:name="a4b40a8">
      <style:text-properties fo:background-color="#ffff00" fo:color="#800000" style:text-position="sub" xlink:href="http://www.spiegel.de/"/>
    </style:style>
    <style:style style:family="text" style:name="a4f3998">
      <style:text-properties fo:color="#800000" style:text-position="sub" xlink:href="http://www.spiegel.de/"/>
    </style:style>
    <style:style style:family="text" style:name="a322c26">
      <style:text-properties style:text-position="sub"/>
    </style:style>
    <style:style style:family="text" style:name="a7766c5">
      <style:text-properties fo:color="#800000" xlink:href="http://www.heise.de/"/>
    </style:style>
    <style:style style:family="text" style:name="a8368b5">
      <style:text-properties style:font-name="Courier"/>
    </style:style>
    <style:style style:family="paragraph" style:name="aa4050d" style:parent-style-name="Standard">
      <style:text-properties style:font-name="Courier"/>
    </style:style>
    <style:style style:family="paragraph" style:name="acdc591" style:parent-style-name="Standard">
      <style:text-properties/>
    </style:style>
    <style:style style:family="text" style:name="a2d8847" style:parent-style-name="Internet_20_link">
      <style:text-properties style:font-name="Courier"/>
    </style:style>
    <style:style style:family="text" style:name="a3f5a77">
      <style:text-properties fo:color="#800000" style:font-name="Courier" xlink:href="http://www.heise.de/"/>
    </style:style>
    <style:style style:family="text" style:name="adadcf4">
      <style:text-properties fo:color="#800000" style:font-name="Courier" xlink:href="http://www.heise.de/"/>
    </style:style>
  </office:automatic-styles>
  <office:body>
    <office:text>
      <text:p text:style-name="acdc591"><text:span text:style-name="a8368b5">Co</text:span><text:a xlink:href="http://www.sueddeutsche.de/"><text:span text:style-name="Hyperlink">u</text:span><text:span text:style-name="Hyperlink">r</text:span></text:a><text:a xlink:href="http://www.heise.de/"><text:span text:style-name="adadcf4">i</text:span></text:a><text:a xlink:href="http://www.heise.de/"><text:span text:style-name="Internet_20_link">e</text:span></text:a>r<text:s/><text:span text:style-name="a322c26">sub</text:span><text:a xlink:href="http://www.spiegel.de/"><text:span text:style-name="a4f3998">s</text:span></text:a><text:a xlink:href="http://www.spiegel.de/"><text:span text:style-name="a4b40a8">c</text:span></text:a><text:a xlink:href="http://www.spiegel.de/"><text:span text:style-name="aca4de9">r</text:span></text:a><text:span text:style-name="a5ccd39">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" svg:font-family="Courier"/>
  </office:font-face-decls>
  <office:styles>
    <style:default-style style:family="paragraph">
      <style:text-properties fo:color="#000000" fo:country="US" fo:font-size="12.0pt" fo:language="en" style:font-name="Times New Roman" style:font-name-asian="Arial Unicode MS" style:font-name-complex="Tahoma" style:font-size-asian="12.0pt"/>
    </style:default-style>
    <style:style style:family="paragraph" style:name="Standard" style:parent-style-name="default_paragraph_style"/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6</dc:date>
    <meta:editing-cycles>2</meta:editing-cycles>
    <meta:editing-duration>PT0.035S</meta:editing-duration>
  </office:meta>
</office:document-meta>
</file>